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4385*"/>
    </style:style>
    <style:style style:name="Table2.B" style:family="table-column">
      <style:table-column-properties style:rel-column-width="24775*"/>
    </style:style>
    <style:style style:name="Table2.C" style:family="table-column">
      <style:table-column-properties style:rel-column-width="26373*"/>
    </style:style>
    <style:style style:name="Table2.A1" style:family="table-cell">
      <style:table-cell-properties fo:border="none"/>
    </style:style>
  </office:automatic-styles>
  <office:body>
    <office:text>
      <text:p text:style-name="Title">Equal</text:p>
      <text:p text:style-name="P1">Equal <text:s text:c="1"/>// Elementwise equal operation</text:p>
      <text:h text:style-name="Heading_20_1" text:outline-level="1">Description</text:h>
      <text:p text:style-name="First_20_paragraph">Produces tensor of the same element type and shape as the two inputs, where the value at each coordinate of <text:span text:style-name="Source_Text">output</text:span> is <text:span text:style-name="Source_Text">1</text:span> (true) if <text:span text:style-name="Source_Text">arg0</text:span> is equal to <text:span text:style-name="Source_Text">arg1,</text:span> <text:span text:style-name="Source_Text">0</text:span> otherwis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<text:span text:style-name="Source_Text">ngraph::element::boolean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Equ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qual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ub>
      <mstyle mathvariant="monospace">
        <mi>𝚊</mi>
        <mi>𝚛</mi>
        <mi>𝚐</mi>
        <mn>0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o>=</mo>
    <msub>
      <mstyle mathvariant="monospace">
        <mi>𝚊</mi>
        <mi>𝚛</mi>
        <mi>𝚐</mi>
        <mn>1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</mrow>
</math>
</file>